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101cm" style:rel-column-width="23519*"/>
    </style:style>
    <style:style style:name="Table1.B" style:family="table-column">
      <style:table-column-properties style:column-width="10.899cm" style:rel-column-width="420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70fe"/>
    </style:style>
    <style:style style:name="P2" style:family="paragraph" style:parent-style-name="Standard">
      <style:text-properties officeooo:paragraph-rsid="00199ada"/>
    </style:style>
    <style:style style:name="P3" style:family="paragraph" style:parent-style-name="Standard">
      <style:text-properties officeooo:paragraph-rsid="001c4370"/>
    </style:style>
    <style:style style:name="P4" style:family="paragraph" style:parent-style-name="Standard">
      <style:text-properties officeooo:rsid="001d7669" officeooo:paragraph-rsid="001d7669"/>
    </style:style>
    <style:style style:name="P5" style:family="paragraph" style:parent-style-name="Standard">
      <style:text-properties officeooo:paragraph-rsid="001d7669"/>
    </style:style>
    <style:style style:name="P6" style:family="paragraph" style:parent-style-name="Table_20_Contents">
      <style:text-properties officeooo:rsid="001970fe" officeooo:paragraph-rsid="001970fe"/>
    </style:style>
    <style:style style:name="P7" style:family="paragraph" style:parent-style-name="Table_20_Contents">
      <style:text-properties officeooo:rsid="00199ada" officeooo:paragraph-rsid="00199ada"/>
    </style:style>
    <style:style style:name="P8" style:family="paragraph" style:parent-style-name="Standard">
      <style:text-properties officeooo:paragraph-rsid="0020fb0a"/>
    </style:style>
    <style:style style:name="P9" style:family="paragraph" style:parent-style-name="Standard">
      <style:text-properties officeooo:paragraph-rsid="002124dd"/>
    </style:style>
    <style:style style:name="P10" style:family="paragraph" style:parent-style-name="Standard">
      <style:text-properties officeooo:rsid="00231ff8" officeooo:paragraph-rsid="00231ff8"/>
    </style:style>
    <style:style style:name="P11" style:family="paragraph" style:parent-style-name="Table_20_Contents">
      <style:text-properties officeooo:rsid="0020fb0a" officeooo:paragraph-rsid="0020fb0a"/>
    </style:style>
    <style:style style:name="T1" style:family="text">
      <style:text-properties officeooo:rsid="001970fe"/>
    </style:style>
    <style:style style:name="T2" style:family="text">
      <style:text-properties fo:font-style="italic"/>
    </style:style>
    <style:style style:name="T3" style:family="text">
      <style:text-properties officeooo:rsid="00199ada"/>
    </style:style>
    <style:style style:name="T4" style:family="text">
      <style:text-properties officeooo:rsid="001a1d09"/>
    </style:style>
    <style:style style:name="T5" style:family="text">
      <style:text-properties officeooo:rsid="001b170c"/>
    </style:style>
    <style:style style:name="T6" style:family="text">
      <style:text-properties officeooo:rsid="001c4370"/>
    </style:style>
    <style:style style:name="T7" style:family="text">
      <style:text-properties officeooo:rsid="001d7669"/>
    </style:style>
    <style:style style:name="T8" style:family="text">
      <style:text-properties officeooo:rsid="001f31ab"/>
    </style:style>
    <style:style style:name="T9" style:family="text">
      <style:text-properties officeooo:rsid="0020fb0a"/>
    </style:style>
    <style:style style:name="T10" style:family="text">
      <style:text-properties officeooo:rsid="002124dd"/>
    </style:style>
    <style:style style:name="T11" style:family="text">
      <style:text-properties officeooo:rsid="00231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8">Related </text:span>Work</text:p>
          </table:table-cell>
          <table:table-cell table:style-name="Table1.B1" office:value-type="string">
            <text:p text:style-name="P6">References</text:p>
          </table:table-cell>
        </table:table-row>
        <table:table-row>
          <table:table-cell table:style-name="Table1.A2" office:value-type="string">
            <text:p text:style-name="P6">Basic Privacy attack</text:p>
          </table:table-cell>
          <table:table-cell table:style-name="Table1.B2" office:value-type="string">
            <text:p text:style-name="P7">[<text:span text:style-name="T4">3</text:span>]*, <text:span text:style-name="T4">[4], [6]*, [8]</text:span></text:p>
          </table:table-cell>
        </table:table-row>
        <table:table-row>
          <table:table-cell table:style-name="Table1.A2" office:value-type="string">
            <text:p text:style-name="P6">Black-box attack</text:p>
          </table:table-cell>
          <table:table-cell table:style-name="Table1.B2" office:value-type="string">
            <text:p text:style-name="P6">[1], [2], [<text:span text:style-name="T5">5</text:span>], <text:span text:style-name="T10">[7]</text:span></text:p>
          </table:table-cell>
        </table:table-row>
        <table:table-row>
          <table:table-cell table:style-name="Table1.A2" office:value-type="string">
            <text:p text:style-name="P6">Gray-box attack</text:p>
          </table:table-cell>
          <table:table-cell table:style-name="Table1.B2" office:value-type="string">
            <text:p text:style-name="P11">[9], <text:span text:style-name="T11">[10]</text:span></text:p>
          </table:table-cell>
        </table:table-row>
      </table:table>
      <text:p text:style-name="Standard">* <text:span text:style-name="T9">marked references in basic privacy attack can be specified explicitly to be white box or black box attacks</text:span></text:p>
      <text:p text:style-name="Standard"/>
      <text:p text:style-name="P1"><text:span text:style-name="T1">[1] </text:span>Papernot, Nicolas, Patrick McDaniel, and Ian Goodfellow. "Transferability in machine learning: from phenomena to black-box attacks using adversarial samples." <text:span text:style-name="T2">arXiv preprint arXiv:1605.07277</text:span> (2016).</text:p>
      <text:p text:style-name="P1"><text:span text:style-name="T1">[2] </text:span>Rosenberg, Ishai, et al. "Generic Black-Box End-to-End Attack against RNNs and Other API Calls Based Malware Classifiers." <text:span text:style-name="T2">arXiv preprint arXiv:1707.05970</text:span> (2017).</text:p>
      <text:p text:style-name="P2"><text:span text:style-name="T3">[3] </text:span>Tramèr, Florian, et al. "Stealing Machine Learning Models via Prediction APIs." <text:span text:style-name="T2">USENIX Security Symposium</text:span>. 2016.</text:p>
      <text:p text:style-name="P2"><text:span text:style-name="T3">[4] </text:span>Huang, Ling, et al. "Adversarial machine learning." <text:span text:style-name="T2">Proceedings of the 4th ACM workshop on Security and artificial intelligence</text:span>. ACM, 2011.</text:p>
      <text:p text:style-name="P9"><text:span text:style-name="T5">[5] </text:span>Papernot, Nicolas, et al. "Practical black-box attacks against machine learning." <text:span text:style-name="T2">Proceedings of the 2017 ACM on Asia Conference on Computer and Communications Security</text:span>. ACM, 2017.</text:p>
      <text:p text:style-name="P3"><text:span text:style-name="T6">[6] </text:span>Fredrikson, Matt, Somesh Jha, and Thomas Ristenpart. "Model inversion attacks that exploit confidence information and basic countermeasures." <text:span text:style-name="T2">Proceedings of the 22nd ACM SIGSAC Conference on Computer and Communications Security</text:span>. ACM, 2015.</text:p>
      <text:p text:style-name="P5"><text:span text:style-name="T7">[7] </text:span>Shokri, Reza, et al. "Membership inference attacks against machine learning models." <text:span text:style-name="T2">Security and Privacy (SP), 2017 IEEE Symposium on</text:span>. IEEE, 2017.</text:p>
      <text:p text:style-name="P4">[8] Grosse, Kathrin, et al. "Adversarial perturbations against deep neural networks for malware classification." <text:span text:style-name="T2">arXiv preprint arXiv:1606.04435</text:span> (2016).</text:p>
      <text:p text:style-name="P8"><text:span text:style-name="T9">[9] </text:span>DeMott, Jared, Richard Enbody, and William F. Punch. "Revolutionizing the field of grey-box attack surface testing with evolutionary fuzzing." <text:span text:style-name="T2">BlackHat and Defcon</text:span> (2007).</text:p>
      <text:p text:style-name="P10">[10] S.-M. Moosavi-Dezfooli, A. Fawzi, and P. Frossard. Deepfool: a simple and accurate method to fool deep neural networks. CVPR, 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8:56:25.385671224</meta:creation-date>
    <dc:date>2017-07-26T23:13:06.435711189</dc:date>
    <meta:editing-duration>PT58M6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265" meta:character-count="1895" meta:non-whitespace-character-count="1649"/>
  </office:meta>
</office:document-meta>
</file>